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03787441840D1D87.png" manifest:media-type="image/png"/>
  <manifest:file-entry manifest:full-path="Pictures/1000000000000280000001E0D0B1D1B7B72D2E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width="16.933cm" svg:height="12.7cm" draw:z-index="0"><draw:image xlink:href="Pictures/1000000000000280000001E0D0B1D1B7B72D2E38.png" xlink:type="simple" xlink:show="embed" xlink:actuate="onLoad" draw:mime-type="image/png"/></draw:frame><draw:frame draw:style-name="fr1" draw:name="Bild2" text:anchor-type="char" svg:x="-0.601cm" svg:y="0.811cm" svg:width="16.933cm" svg:height="12.7cm" draw:z-index="1"><draw:image xlink:href="Pictures/1000000000000280000001E003787441840D1D87.png" xlink:type="simple" xlink:show="embed" xlink:actuate="onLoad" draw:mime-type="image/png"/></draw:frame><draw:frame draw:style-name="fr1" draw:name="Bild3" text:anchor-type="char" svg:x="0.139cm" svg:y="13.123cm" svg:width="16.933cm" svg:height="12.7cm" draw:z-index="2"><draw:image xlink:href="Pictures/1000000000000280000001E0D0B1D1B7B72D2E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09:18:45.415000000</meta:creation-date>
    <dc:date>2022-11-29T10:10:01.137000000</dc:date>
    <meta:editing-duration>PT30M55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